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card_detect_isr()(sdhci-tegra.c)--&gt;sdhci_card_detect_callback()(sdhci.c)--&gt; mmc_detect_change()(core.c)..&gt; mmc_rescan()(core.c)--&gt; mmc_attach_mmc()(mmc.c)--&gt;mmc_add_card()(bus.c)--&gt; device_add()</text:p>
      <text:p text:style-name="正文"/>
      <text:p text:style-name="正文">sdhci_send_command(sdhci.c)</text:p>
      <text:p text:style-name="正文">mmc_wait_for_req(core.c)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style:font-name="Times New Roman" style:font-name-asian="宋体" style:font-name-complex="Times New Roman" style:font-size-complex="12pt"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ul</meta:initial-creator>
    <dc:creator>saul</dc:creator>
    <meta:creation-date>2012-03-09T09:39:00Z</meta:creation-date>
    <dc:date>2012-03-09T09:40:00Z</dc:date>
    <meta:template xlink:href="Normal.dotm" xlink:type="simple"/>
    <meta:editing-cycles>1</meta:editing-cycles>
    <meta:editing-duration>PT60S</meta:editing-duration>
    <meta:document-statistic meta:page-count="1" meta:paragraph-count="1" meta:word-count="37" meta:character-count="249" meta:row-count="1" meta:non-whitespace-character-count="213"/>
  </office:meta>
</office:document-meta>
</file>